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7cm"/>
    </style:style>
    <style:style style:name="co2" style:family="table-column">
      <style:table-column-properties fo:break-before="auto" style:column-width="10.94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8.15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row table:style-name="ro1">
          <table:table-cell office:value-type="string">
            <text:p>pl_id</text:p>
          </table:table-cell>
          <table:table-cell office:value-type="string">
            <text:p>pl_post_title</text:p>
          </table:table-cell>
          <table:table-cell office:value-type="string">
            <text:p>pl_url</text:p>
          </table:table-cell>
          <table:table-cell office:value-type="string">
            <text:p>pl_url_utm</text:p>
          </table:table-cell>
          <table:table-cell office:value-type="string">
            <text:p>pl_txt</text:p>
          </table:table-cell>
          <table:table-cell office:value-type="string">
            <text:p>pl_post_weight</text:p>
          </table:table-cell>
          <table:table-cell office:value-type="string">
            <text:p>pl_post_type</text:p>
          </table:table-cell>
          <table:table-cell table:number-columns-repeated="2"/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17 practical ways to make meditation easy</text:p>
          </table:table-cell>
          <table:table-cell office:value-type="string">
            <text:p>https://www.lifebeginnersmanual.com/meditation-tool-box/</text:p>
          </table:table-cell>
          <table:table-cell office:value-type="string">
            <text:p>https://www.lifebeginnersmanual.com/meditation-tool-box/?utm_source=fb&amp;utm_medium=post&amp;utm_campaign=/meditation_tool_box/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&quot;UPDATE post_list SET pl_post_type = &quot;&amp;[.F2]&amp;&quot; WHERE pl_id = &quot;&amp;[.A2]&amp;&quot;;&quot;" office:value-type="string" office:string-value="UPDATE post_list SET pl_post_type = 1 WHERE pl_id = 1011;">
            <text:p>UPDATE post_list SET pl_post_type = 1 WHERE pl_id = 1011;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string">
            <text:p>4 ways Nature is unpredictable</text:p>
          </table:table-cell>
          <table:table-cell office:value-type="string">
            <text:p>https://www.lifebeginnersmanual.com/on-randomness</text:p>
          </table:table-cell>
          <table:table-cell office:value-type="string">
            <text:p>https://www.lifebeginnersmanual.com/on-randomness?utm_source=fb&amp;utm_medium=post&amp;utm_campaign=/on_randomness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&quot;UPDATE post_list SET pl_post_type = &quot;&amp;[.F3]&amp;&quot; WHERE pl_id = &quot;&amp;[.A3]&amp;&quot;;&quot;" office:value-type="string" office:string-value="UPDATE post_list SET pl_post_type = 1 WHERE pl_id = 1012;">
            <text:p>UPDATE post_list SET pl_post_type = 1 WHERE pl_id = 1012;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8 filters that block you from seeing reality</text:p>
          </table:table-cell>
          <table:table-cell office:value-type="string">
            <text:p>https://www.lifebeginnersmanual.com/reality-is-an-illusion/</text:p>
          </table:table-cell>
          <table:table-cell office:value-type="string">
            <text:p>https://www.lifebeginnersmanual.com/reality-is-an-illusion/?utm_source=fb&amp;utm_medium=post&amp;utm_campaign=/reality_is_an_illusion/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&quot;UPDATE post_list SET pl_post_type = &quot;&amp;[.F4]&amp;&quot; WHERE pl_id = &quot;&amp;[.A4]&amp;&quot;;&quot;" office:value-type="string" office:string-value="UPDATE post_list SET pl_post_type = 1 WHERE pl_id = 1013;">
            <text:p>UPDATE post_list SET pl_post_type = 1 WHERE pl_id = 1013;</text:p>
          </table:table-cell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Connection Practice</text:p>
          </table:table-cell>
          <table:table-cell office:value-type="string">
            <text:p>https://www.lifebeginnersmanual.com/connection-practice/</text:p>
          </table:table-cell>
          <table:table-cell office:value-type="string">
            <text:p>https://www.lifebeginnersmanual.com/connection-practice/?utm_source=fb&amp;utm_medium=post&amp;utm_campaign=/connection_practice/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&quot;UPDATE post_list SET pl_post_type = &quot;&amp;[.F5]&amp;&quot; WHERE pl_id = &quot;&amp;[.A5]&amp;&quot;;&quot;" office:value-type="string" office:string-value="UPDATE post_list SET pl_post_type = 1 WHERE pl_id = 1014;">
            <text:p>UPDATE post_list SET pl_post_type = 1 WHERE pl_id = 1014;</text:p>
          </table:table-cell>
        </table:table-row>
        <table:table-row table:style-name="ro1">
          <table:table-cell office:value-type="float" office:value="1015">
            <text:p>1015</text:p>
          </table:table-cell>
          <table:table-cell office:value-type="string">
            <text:p>Exponential Growth</text:p>
          </table:table-cell>
          <table:table-cell office:value-type="string">
            <text:p>https://www.lifebeginnersmanual.com/exponential-growth/</text:p>
          </table:table-cell>
          <table:table-cell office:value-type="string">
            <text:p>https://www.lifebeginnersmanual.com/exponential-growth/?utm_source=fb&amp;utm_medium=post&amp;utm_campaign=/exponential_growth/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&quot;UPDATE post_list SET pl_post_type = &quot;&amp;[.F6]&amp;&quot; WHERE pl_id = &quot;&amp;[.A6]&amp;&quot;;&quot;" office:value-type="string" office:string-value="UPDATE post_list SET pl_post_type = 1 WHERE pl_id = 1015;">
            <text:p>UPDATE post_list SET pl_post_type = 1 WHERE pl_id = 1015;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office:value-type="string">
            <text:p>Generosity 101</text:p>
          </table:table-cell>
          <table:table-cell office:value-type="string">
            <text:p>https://www.lifebeginnersmanual.com/generosity-101/</text:p>
          </table:table-cell>
          <table:table-cell office:value-type="string">
            <text:p>https://www.lifebeginnersmanual.com/generosity-101/?utm_source=fb&amp;utm_medium=post&amp;utm_campaign=/generosity_101/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&quot;UPDATE post_list SET pl_post_type = &quot;&amp;[.F7]&amp;&quot; WHERE pl_id = &quot;&amp;[.A7]&amp;&quot;;&quot;" office:value-type="string" office:string-value="UPDATE post_list SET pl_post_type = 1 WHERE pl_id = 1016;">
            <text:p>UPDATE post_list SET pl_post_type = 1 WHERE pl_id = 1016;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office:value-type="string">
            <text:p>Ghost Chasing Practice</text:p>
          </table:table-cell>
          <table:table-cell office:value-type="string">
            <text:p>https://www.lifebeginnersmanual.com/ghost-chasing-practice/</text:p>
          </table:table-cell>
          <table:table-cell office:value-type="string">
            <text:p>https://www.lifebeginnersmanual.com/ghost-chasing-practice/?utm_source=fb&amp;utm_medium=post&amp;utm_campaign=/ghost_chasing_practice/</text:p>
          </table:table-cell>
          <table:table-cell office:value-type="string">
            <text:p>You have no future until you cleaned your past. This is how you make it happen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&quot;UPDATE post_list SET pl_post_type = &quot;&amp;[.F8]&amp;&quot; WHERE pl_id = &quot;&amp;[.A8]&amp;&quot;;&quot;" office:value-type="string" office:string-value="UPDATE post_list SET pl_post_type = 1 WHERE pl_id = 1045;">
            <text:p>UPDATE post_list SET pl_post_type = 1 WHERE pl_id = 1045;</text:p>
          </table:table-cell>
        </table:table-row>
        <table:table-row table:style-name="ro1">
          <table:table-cell office:value-type="float" office:value="1017">
            <text:p>1017</text:p>
          </table:table-cell>
          <table:table-cell office:value-type="string">
            <text:p>Gratitude 101</text:p>
          </table:table-cell>
          <table:table-cell office:value-type="string">
            <text:p>https://www.lifebeginnersmanual.com/gratitude-101/</text:p>
          </table:table-cell>
          <table:table-cell office:value-type="string">
            <text:p>https://www.lifebeginnersmanual.com/gratitude-101/?utm_source=fb&amp;utm_medium=post&amp;utm_campaign=/gratitude_101/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&quot;UPDATE post_list SET pl_post_type = &quot;&amp;[.F9]&amp;&quot; WHERE pl_id = &quot;&amp;[.A9]&amp;&quot;;&quot;" office:value-type="string" office:string-value="UPDATE post_list SET pl_post_type = 1 WHERE pl_id = 1017;">
            <text:p>UPDATE post_list SET pl_post_type = 1 WHERE pl_id = 1017;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office:value-type="string">
            <text:p>How the mind came into being</text:p>
          </table:table-cell>
          <table:table-cell office:value-type="string">
            <text:p>https://www.lifebeginnersmanual.com/history-of-the-mind/</text:p>
          </table:table-cell>
          <table:table-cell office:value-type="string">
            <text:p>https://www.lifebeginnersmanual.com/history-of-the-mind/?utm_source=fb&amp;utm_medium=post&amp;utm_campaign=/history_of_the_mind/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&quot;UPDATE post_list SET pl_post_type = &quot;&amp;[.F10]&amp;&quot; WHERE pl_id = &quot;&amp;[.A10]&amp;&quot;;&quot;" office:value-type="string" office:string-value="UPDATE post_list SET pl_post_type = 1 WHERE pl_id = 1018;">
            <text:p>UPDATE post_list SET pl_post_type = 1 WHERE pl_id = 1018;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string">
            <text:p>How to Make The Best Use of Your Brain</text:p>
          </table:table-cell>
          <table:table-cell office:value-type="string">
            <text:p>https://www.lifebeginnersmanual.com/simplified-brain-theory-how-your-mind-works/</text:p>
          </table:table-cell>
          <table:table-cell office:value-type="string">
            <text:p>https://www.lifebeginnersmanual.com/simplified-brain-theory-how-your-mind-works/?utm_source=fb&amp;utm_medium=post&amp;utm_campaign=/simplified_brain_theory_how_your_mind_works/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&quot;UPDATE post_list SET pl_post_type = &quot;&amp;[.F11]&amp;&quot; WHERE pl_id = &quot;&amp;[.A11]&amp;&quot;;&quot;" office:value-type="string" office:string-value="UPDATE post_list SET pl_post_type = 1 WHERE pl_id = 1019;">
            <text:p>UPDATE post_list SET pl_post_type = 1 WHERE pl_id = 1019;</text:p>
          </table:table-cell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Improve your nutrition without changing your diet</text:p>
          </table:table-cell>
          <table:table-cell office:value-type="string">
            <text:p>https://www.lifebeginnersmanual.com/chew-food-to-a-liquid/</text:p>
          </table:table-cell>
          <table:table-cell office:value-type="string">
            <text:p>https://www.lifebeginnersmanual.com/chew-food-to-a-liquid/?utm_source=fb&amp;utm_medium=post&amp;utm_campaign=/chew_food_to_a_liquid/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&quot;UPDATE post_list SET pl_post_type = &quot;&amp;[.F12]&amp;&quot; WHERE pl_id = &quot;&amp;[.A12]&amp;&quot;;&quot;" office:value-type="string" office:string-value="UPDATE post_list SET pl_post_type = 1 WHERE pl_id = 1020;">
            <text:p>UPDATE post_list SET pl_post_type = 1 WHERE pl_id = 1020;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Learn why your brain is blind to most of the world</text:p>
          </table:table-cell>
          <table:table-cell office:value-type="string">
            <text:p>https://www.lifebeginnersmanual.com/we-are-all-blind</text:p>
          </table:table-cell>
          <table:table-cell office:value-type="string">
            <text:p>https://www.lifebeginnersmanual.com/we-are-all-blind?utm_source=fb&amp;utm_medium=post&amp;utm_campaign=/we_are_all_blind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&quot;UPDATE post_list SET pl_post_type = &quot;&amp;[.F13]&amp;&quot; WHERE pl_id = &quot;&amp;[.A13]&amp;&quot;;&quot;" office:value-type="string" office:string-value="UPDATE post_list SET pl_post_type = 1 WHERE pl_id = 1021;">
            <text:p>UPDATE post_list SET pl_post_type = 1 WHERE pl_id = 1021;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Life Five Modes</text:p>
          </table:table-cell>
          <table:table-cell office:value-type="string">
            <text:p>https://www.lifebeginnersmanual.com/life-five-modes/</text:p>
          </table:table-cell>
          <table:table-cell office:value-type="string">
            <text:p>https://www.lifebeginnersmanual.com/life-five-modes/?utm_source=fb&amp;utm_medium=post&amp;utm_campaign=/life_five_modes/</text:p>
          </table:table-cell>
          <table:table-cell office:value-type="string">
            <text:p>98% never get to level five. But YOU can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&quot;UPDATE post_list SET pl_post_type = &quot;&amp;[.F14]&amp;&quot; WHERE pl_id = &quot;&amp;[.A14]&amp;&quot;;&quot;" office:value-type="string" office:string-value="UPDATE post_list SET pl_post_type = 1 WHERE pl_id = 1000;">
            <text:p>UPDATE post_list SET pl_post_type = 1 WHERE pl_id = 1000;</text:p>
          </table:table-cell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Life is a Game</text:p>
          </table:table-cell>
          <table:table-cell office:value-type="string">
            <text:p>https://www.lifebeginnersmanual.com/life-is-a-game/</text:p>
          </table:table-cell>
          <table:table-cell office:value-type="string">
            <text:p>https://www.lifebeginnersmanual.com/life-is-a-game/?utm_source=fb&amp;utm_medium=post&amp;utm_campaign=/life_is_a_game/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&quot;UPDATE post_list SET pl_post_type = &quot;&amp;[.F15]&amp;&quot; WHERE pl_id = &quot;&amp;[.A15]&amp;&quot;;&quot;" office:value-type="string" office:string-value="UPDATE post_list SET pl_post_type = 1 WHERE pl_id = 1022;">
            <text:p>UPDATE post_list SET pl_post_type = 1 WHERE pl_id = 1022;</text:p>
          </table:table-cell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Life is unpredictable</text:p>
          </table:table-cell>
          <table:table-cell office:value-type="string">
            <text:p>https://www.lifebeginnersmanual.com/life-is-random/</text:p>
          </table:table-cell>
          <table:table-cell office:value-type="string">
            <text:p>https://www.lifebeginnersmanual.com/life-is-random/?utm_source=fb&amp;utm_medium=post&amp;utm_campaign=/life_is_random/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&quot;UPDATE post_list SET pl_post_type = &quot;&amp;[.F16]&amp;&quot; WHERE pl_id = &quot;&amp;[.A16]&amp;&quot;;&quot;" office:value-type="string" office:string-value="UPDATE post_list SET pl_post_type = 1 WHERE pl_id = 1023;">
            <text:p>UPDATE post_list SET pl_post_type = 1 WHERE pl_id = 1023;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MC Landing Page pdf-how-the-mind-works</text:p>
          </table:table-cell>
          <table:table-cell office:value-type="string">
            <text:p>--</text:p>
          </table:table-cell>
          <table:table-cell office:value-type="string">
            <text:p>http://bit.ly/free-lbm-pdf-how-the-mind-works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formula="of:=&quot;UPDATE post_list SET pl_post_type = &quot;&amp;[.F17]&amp;&quot; WHERE pl_id = &quot;&amp;[.A17]&amp;&quot;;&quot;" office:value-type="string" office:string-value="UPDATE post_list SET pl_post_type = 2 WHERE pl_id = 1024;">
            <text:p>UPDATE post_list SET pl_post_type = 2 WHERE pl_id = 1024;</text:p>
          </table:table-cell>
        </table:table-row>
        <table:table-row table:style-name="ro1">
          <table:table-cell office:value-type="float" office:value="1025">
            <text:p>1025</text:p>
          </table:table-cell>
          <table:table-cell office:value-type="string">
            <text:p>MC Landing Page pdf-meditation-hacks</text:p>
          </table:table-cell>
          <table:table-cell office:value-type="string">
            <text:p>--</text:p>
          </table:table-cell>
          <table:table-cell office:value-type="string">
            <text:p>http://bit.ly/free-lbm-pdf-meditation-hacks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formula="of:=&quot;UPDATE post_list SET pl_post_type = &quot;&amp;[.F18]&amp;&quot; WHERE pl_id = &quot;&amp;[.A18]&amp;&quot;;&quot;" office:value-type="string" office:string-value="UPDATE post_list SET pl_post_type = 2 WHERE pl_id = 1025;">
            <text:p>UPDATE post_list SET pl_post_type = 2 WHERE pl_id = 1025;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 office:value-type="string">
            <text:p>MC Landing Page pdf-personal-practice</text:p>
          </table:table-cell>
          <table:table-cell office:value-type="string">
            <text:p>--</text:p>
          </table:table-cell>
          <table:table-cell office:value-type="string">
            <text:p>http://bit.ly/free-lbm-pdf-personal-practice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formula="of:=&quot;UPDATE post_list SET pl_post_type = &quot;&amp;[.F19]&amp;&quot; WHERE pl_id = &quot;&amp;[.A19]&amp;&quot;;&quot;" office:value-type="string" office:string-value="UPDATE post_list SET pl_post_type = 2 WHERE pl_id = 1026;">
            <text:p>UPDATE post_list SET pl_post_type = 2 WHERE pl_id = 1026;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string">
            <text:p>MC Landing Page pdf-the-divisions-of-the-mind</text:p>
          </table:table-cell>
          <table:table-cell office:value-type="string">
            <text:p>--</text:p>
          </table:table-cell>
          <table:table-cell office:value-type="string">
            <text:p>http://bit.ly/free-lbm-pdf-the-divisions-of-the-mind</text:p>
          </table:table-cell>
          <table:table-cell/>
          <table:table-cell table:number-columns-repeated="2" office:value-type="float" office:value="2">
            <text:p>2</text:p>
          </table:table-cell>
          <table:table-cell/>
          <table:table-cell table:formula="of:=&quot;UPDATE post_list SET pl_post_type = &quot;&amp;[.F20]&amp;&quot; WHERE pl_id = &quot;&amp;[.A20]&amp;&quot;;&quot;" office:value-type="string" office:string-value="UPDATE post_list SET pl_post_type = 2 WHERE pl_id = 1027;">
            <text:p>UPDATE post_list SET pl_post_type = 2 WHERE pl_id = 1027;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Physical Practice</text:p>
          </table:table-cell>
          <table:table-cell office:value-type="string">
            <text:p>https://www.lifebeginnersmanual.com/physical-practice/</text:p>
          </table:table-cell>
          <table:table-cell office:value-type="string">
            <text:p>https://www.lifebeginnersmanual.com/physical-practice/?utm_source=fb&amp;utm_medium=post&amp;utm_campaign=/physical_practice/</text:p>
          </table:table-cell>
          <table:table-cell office:value-type="string">
            <text:p>Life will wear your body. <text:s/>Get it back with a simple routine at your own pace. 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&quot;UPDATE post_list SET pl_post_type = &quot;&amp;[.F21]&amp;&quot; WHERE pl_id = &quot;&amp;[.A21]&amp;&quot;;&quot;" office:value-type="string" office:string-value="UPDATE post_list SET pl_post_type = 1 WHERE pl_id = 1004;">
            <text:p>UPDATE post_list SET pl_post_type = 1 WHERE pl_id = 1004;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office:value-type="string">
            <text:p>Physical Practice – Periodization</text:p>
          </table:table-cell>
          <table:table-cell office:value-type="string">
            <text:p>https://www.lifebeginnersmanual.com/physical-practice-periodization/</text:p>
          </table:table-cell>
          <table:table-cell office:value-type="string">
            <text:p>https://www.lifebeginnersmanual.com/physical-practice-periodization/?utm_source=fb&amp;utm_medium=post&amp;utm_campaign=/physical_practice_periodization/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&quot;UPDATE post_list SET pl_post_type = &quot;&amp;[.F22]&amp;&quot; WHERE pl_id = &quot;&amp;[.A22]&amp;&quot;;&quot;" office:value-type="string" office:string-value="UPDATE post_list SET pl_post_type = 1 WHERE pl_id = 1028;">
            <text:p>UPDATE post_list SET pl_post_type = 1 WHERE pl_id = 1028;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string">
            <text:p>Physical Practice – Periodization Calculator</text:p>
          </table:table-cell>
          <table:table-cell office:value-type="string">
            <text:p>https://www.lifebeginnersmanual.com/physical-practice-periodization-calculator/</text:p>
          </table:table-cell>
          <table:table-cell office:value-type="string">
            <text:p>https://www.lifebeginnersmanual.com/physical-practice-periodization-calculator/?utm_source=fb&amp;utm_medium=post&amp;utm_campaign=/physical_practice_periodization_calculator/</text:p>
          </table:table-cell>
          <table:table-cell office:value-type="string">
            <text:p>Remove the guesswork from your workouts. An easy and natural way to plan and reach your fitness goals 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&quot;UPDATE post_list SET pl_post_type = &quot;&amp;[.F23]&amp;&quot; WHERE pl_id = &quot;&amp;[.A23]&amp;&quot;;&quot;" office:value-type="string" office:string-value="UPDATE post_list SET pl_post_type = 1 WHERE pl_id = 1005;">
            <text:p>UPDATE post_list SET pl_post_type = 1 WHERE pl_id = 1005;</text:p>
          </table:table-cell>
        </table:table-row>
        <table:table-row table:style-name="ro1">
          <table:table-cell office:value-type="float" office:value="1029">
            <text:p>1029</text:p>
          </table:table-cell>
          <table:table-cell office:value-type="string">
            <text:p>Practice your way to a better life</text:p>
          </table:table-cell>
          <table:table-cell office:value-type="string">
            <text:p>https://www.lifebeginnersmanual.com/personal-practice/</text:p>
          </table:table-cell>
          <table:table-cell office:value-type="string">
            <text:p>https://www.lifebeginnersmanual.com/personal-practice/?utm_source=fb&amp;utm_medium=post&amp;utm_campaign=/personal_practice/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&quot;UPDATE post_list SET pl_post_type = &quot;&amp;[.F24]&amp;&quot; WHERE pl_id = &quot;&amp;[.A24]&amp;&quot;;&quot;" office:value-type="string" office:string-value="UPDATE post_list SET pl_post_type = 1 WHERE pl_id = 1029;">
            <text:p>UPDATE post_list SET pl_post_type = 1 WHERE pl_id = 1029;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office:value-type="string">
            <text:p>The 3 brains in your head</text:p>
          </table:table-cell>
          <table:table-cell office:value-type="string">
            <text:p>https://www.lifebeginnersmanual.com/the-triune-brain</text:p>
          </table:table-cell>
          <table:table-cell office:value-type="string">
            <text:p>https://www.lifebeginnersmanual.com/the-triune-brain?utm_source=fb&amp;utm_medium=post&amp;utm_campaign=/the_triune_brain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&quot;UPDATE post_list SET pl_post_type = &quot;&amp;[.F25]&amp;&quot; WHERE pl_id = &quot;&amp;[.A25]&amp;&quot;;&quot;" office:value-type="string" office:string-value="UPDATE post_list SET pl_post_type = 1 WHERE pl_id = 1030;">
            <text:p>UPDATE post_list SET pl_post_type = 1 WHERE pl_id = 1030;</text:p>
          </table:table-cell>
        </table:table-row>
        <table:table-row table:style-name="ro1">
          <table:table-cell office:value-type="float" office:value="1031">
            <text:p>1031</text:p>
          </table:table-cell>
          <table:table-cell office:value-type="string">
            <text:p>The 3 Rules of Personal Development</text:p>
          </table:table-cell>
          <table:table-cell office:value-type="string">
            <text:p>https://www.lifebeginnersmanual.com/about-self-recovery/</text:p>
          </table:table-cell>
          <table:table-cell office:value-type="string">
            <text:p>https://www.lifebeginnersmanual.com/about-self-recovery/?utm_source=fb&amp;utm_medium=post&amp;utm_campaign=/about_self_recovery/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&quot;UPDATE post_list SET pl_post_type = &quot;&amp;[.F26]&amp;&quot; WHERE pl_id = &quot;&amp;[.A26]&amp;&quot;;&quot;" office:value-type="string" office:string-value="UPDATE post_list SET pl_post_type = 1 WHERE pl_id = 1031;">
            <text:p>UPDATE post_list SET pl_post_type = 1 WHERE pl_id = 1031;</text:p>
          </table:table-cell>
        </table:table-row>
        <table:table-row table:style-name="ro1">
          <table:table-cell office:value-type="float" office:value="1032">
            <text:p>1032</text:p>
          </table:table-cell>
          <table:table-cell office:value-type="string">
            <text:p>The best strategy to optimize your health insurance </text:p>
          </table:table-cell>
          <table:table-cell office:value-type="string">
            <text:p>https://www.lifebeginnersmanual.com/health-insurance-does-not-pay-for-health-care/</text:p>
          </table:table-cell>
          <table:table-cell office:value-type="string">
            <text:p>https://www.lifebeginnersmanual.com/health-insurance-does-not-pay-for-health-care/?utm_source=fb&amp;utm_medium=post&amp;utm_campaign=/health_insurance_does_not_pay_for_health_care/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&quot;UPDATE post_list SET pl_post_type = &quot;&amp;[.F27]&amp;&quot; WHERE pl_id = &quot;&amp;[.A27]&amp;&quot;;&quot;" office:value-type="string" office:string-value="UPDATE post_list SET pl_post_type = 0 WHERE pl_id = 1032;">
            <text:p>UPDATE post_list SET pl_post_type = 0 WHERE pl_id = 1032;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office:value-type="string">
            <text:p>The Butterfly Effect in your life</text:p>
          </table:table-cell>
          <table:table-cell office:value-type="string">
            <text:p>https://www.lifebeginnersmanual.com/butterfly-effect/</text:p>
          </table:table-cell>
          <table:table-cell office:value-type="string">
            <text:p>https://www.lifebeginnersmanual.com/butterfly-effect/?utm_source=fb&amp;utm_medium=post&amp;utm_campaign=/butterfly_effect/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&quot;UPDATE post_list SET pl_post_type = &quot;&amp;[.F28]&amp;&quot; WHERE pl_id = &quot;&amp;[.A28]&amp;&quot;;&quot;" office:value-type="string" office:string-value="UPDATE post_list SET pl_post_type = 1 WHERE pl_id = 1033;">
            <text:p>UPDATE post_list SET pl_post_type = 1 WHERE pl_id = 1033;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office:value-type="string">
            <text:p>The Divisions of the Mind</text:p>
          </table:table-cell>
          <table:table-cell office:value-type="string">
            <text:p>https://www.lifebeginnersmanual.com/the-divisions-of-the-mind</text:p>
          </table:table-cell>
          <table:table-cell office:value-type="string">
            <text:p>https://www.lifebeginnersmanual.com/the-divisions-of-the-mind?utm_source=fb&amp;utm_medium=post&amp;utm_campaign=/the_divisions_of_the_mind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&quot;UPDATE post_list SET pl_post_type = &quot;&amp;[.F29]&amp;&quot; WHERE pl_id = &quot;&amp;[.A29]&amp;&quot;;&quot;" office:value-type="string" office:string-value="UPDATE post_list SET pl_post_type = 1 WHERE pl_id = 1034;">
            <text:p>UPDATE post_list SET pl_post_type = 1 WHERE pl_id = 1034;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office:value-type="string">
            <text:p>The Only Road to Happiness</text:p>
          </table:table-cell>
          <table:table-cell office:value-type="string">
            <text:p>https://www.lifebeginnersmanual.com/the-only-road-to-happiness/</text:p>
          </table:table-cell>
          <table:table-cell office:value-type="string">
            <text:p>https://www.lifebeginnersmanual.com/the-only-road-to-happiness/?utm_source=fb&amp;utm_medium=post&amp;utm_campaign=/the_only_road_to_happiness/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&quot;UPDATE post_list SET pl_post_type = &quot;&amp;[.F30]&amp;&quot; WHERE pl_id = &quot;&amp;[.A30]&amp;&quot;;&quot;" office:value-type="string" office:string-value="UPDATE post_list SET pl_post_type = 1 WHERE pl_id = 1035;">
            <text:p>UPDATE post_list SET pl_post_type = 1 WHERE pl_id = 1035;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string">
            <text:p>The strange power of the Mind over the body and its weird tricks</text:p>
          </table:table-cell>
          <table:table-cell office:value-type="string">
            <text:p>https://www.lifebeginnersmanual.com/the-brain-is-an-organ/</text:p>
          </table:table-cell>
          <table:table-cell office:value-type="string">
            <text:p>https://www.lifebeginnersmanual.com/the-brain-is-an-organ/?utm_source=fb&amp;utm_medium=post&amp;utm_campaign=/the_brain_is_an_organ/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&quot;UPDATE post_list SET pl_post_type = &quot;&amp;[.F31]&amp;&quot; WHERE pl_id = &quot;&amp;[.A31]&amp;&quot;;&quot;" office:value-type="string" office:string-value="UPDATE post_list SET pl_post_type = 1 WHERE pl_id = 1036;">
            <text:p>UPDATE post_list SET pl_post_type = 1 WHERE pl_id = 1036;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office:value-type="string">
            <text:p>This is why you must be grateful</text:p>
          </table:table-cell>
          <table:table-cell office:value-type="string">
            <text:p>https://www.lifebeginnersmanual.com/gratitude-tree/</text:p>
          </table:table-cell>
          <table:table-cell office:value-type="string">
            <text:p>https://www.lifebeginnersmanual.com/gratitude-tree/?utm_source=fb&amp;utm_medium=post&amp;utm_campaign=/gratitude_tree/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&quot;UPDATE post_list SET pl_post_type = &quot;&amp;[.F32]&amp;&quot; WHERE pl_id = &quot;&amp;[.A32]&amp;&quot;;&quot;" office:value-type="string" office:string-value="UPDATE post_list SET pl_post_type = 1 WHERE pl_id = 1037;">
            <text:p>UPDATE post_list SET pl_post_type = 1 WHERE pl_id = 1037;</text:p>
          </table:table-cell>
        </table:table-row>
        <table:table-row table:style-name="ro1">
          <table:table-cell office:value-type="float" office:value="1038">
            <text:p>1038</text:p>
          </table:table-cell>
          <table:table-cell office:value-type="string">
            <text:p>Using Noise During Meditation</text:p>
          </table:table-cell>
          <table:table-cell office:value-type="string">
            <text:p>https://www.lifebeginnersmanual.com/using-noise-in-meditation/</text:p>
          </table:table-cell>
          <table:table-cell office:value-type="string">
            <text:p>https://www.lifebeginnersmanual.com/using-noise-in-meditation/?utm_source=fb&amp;utm_medium=post&amp;utm_campaign=/using_noise_in_meditation/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&quot;UPDATE post_list SET pl_post_type = &quot;&amp;[.F33]&amp;&quot; WHERE pl_id = &quot;&amp;[.A33]&amp;&quot;;&quot;" office:value-type="string" office:string-value="UPDATE post_list SET pl_post_type = 1 WHERE pl_id = 1038;">
            <text:p>UPDATE post_list SET pl_post_type = 1 WHERE pl_id = 1038;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string">
            <text:p>We are still Cavemen</text:p>
          </table:table-cell>
          <table:table-cell office:value-type="string">
            <text:p>https://www.lifebeginnersmanual.com/we-are-still-cavemen/</text:p>
          </table:table-cell>
          <table:table-cell office:value-type="string">
            <text:p>https://www.lifebeginnersmanual.com/we-are-still-cavemen/?utm_source=fb&amp;utm_medium=post&amp;utm_campaign=/we_are_still_cavemen/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&quot;UPDATE post_list SET pl_post_type = &quot;&amp;[.F34]&amp;&quot; WHERE pl_id = &quot;&amp;[.A34]&amp;&quot;;&quot;" office:value-type="string" office:string-value="UPDATE post_list SET pl_post_type = 1 WHERE pl_id = 1039;">
            <text:p>UPDATE post_list SET pl_post_type = 1 WHERE pl_id = 1039;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string">
            <text:p>What is Money</text:p>
          </table:table-cell>
          <table:table-cell office:value-type="string">
            <text:p>https://www.lifebeginnersmanual.com/what-is-money</text:p>
          </table:table-cell>
          <table:table-cell office:value-type="string">
            <text:p>https://www.lifebeginnersmanual.com/what-is-money?utm_source=fb&amp;utm_medium=post&amp;utm_campaign=/what_is_money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&quot;UPDATE post_list SET pl_post_type = &quot;&amp;[.F35]&amp;&quot; WHERE pl_id = &quot;&amp;[.A35]&amp;&quot;;&quot;" office:value-type="string" office:string-value="UPDATE post_list SET pl_post_type = 1 WHERE pl_id = 1040;">
            <text:p>UPDATE post_list SET pl_post_type = 1 WHERE pl_id = 1040;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office:value-type="string">
            <text:p>What really is survival?</text:p>
          </table:table-cell>
          <table:table-cell office:value-type="string">
            <text:p>https://www.lifebeginnersmanual.com/on-survival/</text:p>
          </table:table-cell>
          <table:table-cell office:value-type="string">
            <text:p>https://www.lifebeginnersmanual.com/on-survival/?utm_source=fb&amp;utm_medium=post&amp;utm_campaign=/on_survival/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&quot;UPDATE post_list SET pl_post_type = &quot;&amp;[.F36]&amp;&quot; WHERE pl_id = &quot;&amp;[.A36]&amp;&quot;;&quot;" office:value-type="string" office:string-value="UPDATE post_list SET pl_post_type = 1 WHERE pl_id = 1041;">
            <text:p>UPDATE post_list SET pl_post_type = 1 WHERE pl_id = 1041;</text:p>
          </table:table-cell>
        </table:table-row>
        <table:table-row table:style-name="ro1">
          <table:table-cell office:value-type="float" office:value="1042">
            <text:p>1042</text:p>
          </table:table-cell>
          <table:table-cell office:value-type="string">
            <text:p>What you should do</text:p>
          </table:table-cell>
          <table:table-cell office:value-type="string">
            <text:p>https://www.lifebeginnersmanual.com/what-you-should-do/</text:p>
          </table:table-cell>
          <table:table-cell office:value-type="string">
            <text:p>https://www.lifebeginnersmanual.com/what-you-should-do/?utm_source=fb&amp;utm_medium=post&amp;utm_campaign=/what_you_should_do/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&quot;UPDATE post_list SET pl_post_type = &quot;&amp;[.F37]&amp;&quot; WHERE pl_id = &quot;&amp;[.A37]&amp;&quot;;&quot;" office:value-type="string" office:string-value="UPDATE post_list SET pl_post_type = 1 WHERE pl_id = 1042;">
            <text:p>UPDATE post_list SET pl_post_type = 1 WHERE pl_id = 1042;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Why time was so long when you were little and it is so short now?</text:p>
          </table:table-cell>
          <table:table-cell office:value-type="string">
            <text:p>https://www.lifebeginnersmanual.com/how-long-is-one-year-to-you/</text:p>
          </table:table-cell>
          <table:table-cell office:value-type="string">
            <text:p>https://www.lifebeginnersmanual.com/how-long-is-one-year-to-you/?utm_source=fb&amp;utm_medium=post&amp;utm_campaign=/how_long_is_one_year_to_you/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&quot;UPDATE post_list SET pl_post_type = &quot;&amp;[.F38]&amp;&quot; WHERE pl_id = &quot;&amp;[.A38]&amp;&quot;;&quot;" office:value-type="string" office:string-value="UPDATE post_list SET pl_post_type = 1 WHERE pl_id = 1043;">
            <text:p>UPDATE post_list SET pl_post_type = 1 WHERE pl_id = 1043;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You are a star in your own movie</text:p>
          </table:table-cell>
          <table:table-cell office:value-type="string">
            <text:p>https://www.lifebeginnersmanual.com/the-personal-narrative/</text:p>
          </table:table-cell>
          <table:table-cell office:value-type="string">
            <text:p>https://www.lifebeginnersmanual.com/the-personal-narrative/?utm_source=fb&amp;utm_medium=post&amp;utm_campaign=/the_personal_narrative/</text:p>
          </table:table-cell>
          <table:table-cell office:value-type="string">
            <text:p>Who do you think you are?Really?</text:p>
          </table:table-cell>
          <table:table-cell table:number-columns-repeated="2" office:value-type="float" office:value="1">
            <text:p>1</text:p>
          </table:table-cell>
          <table:table-cell/>
          <table:table-cell table:formula="of:=&quot;UPDATE post_list SET pl_post_type = &quot;&amp;[.F39]&amp;&quot; WHERE pl_id = &quot;&amp;[.A39]&amp;&quot;;&quot;" office:value-type="string" office:string-value="UPDATE post_list SET pl_post_type = 1 WHERE pl_id = 1010;">
            <text:p>UPDATE post_list SET pl_post_type = 1 WHERE pl_id = 1010;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office:value-type="string">
            <text:p>Your Teachers</text:p>
          </table:table-cell>
          <table:table-cell office:value-type="string">
            <text:p>https://www.lifebeginnersmanual.com/about-your-teachers</text:p>
          </table:table-cell>
          <table:table-cell office:value-type="string">
            <text:p>https://www.lifebeginnersmanual.com/about-your-teachers?utm_source=fb&amp;utm_medium=post&amp;utm_campaign=/about_your_teachers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&quot;UPDATE post_list SET pl_post_type = &quot;&amp;[.F40]&amp;&quot; WHERE pl_id = &quot;&amp;[.A40]&amp;&quot;;&quot;" office:value-type="string" office:string-value="UPDATE post_list SET pl_post_type = 1 WHERE pl_id = 1044;">
            <text:p>UPDATE post_list SET pl_post_type = 1 WHERE pl_id = 1044;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YouTube – Easy breath counting during meditation</text:p>
          </table:table-cell>
          <table:table-cell office:value-type="string">
            <text:p>--</text:p>
          </table:table-cell>
          <table:table-cell office:value-type="string">
            <text:p>https://youtu.be/ZZnySOPc0lQ</text:p>
          </table:table-cell>
          <table:table-cell office:value-type="string">
            <text:p>Use this old yoga trick to keep track of time and breath count during relaxation and meditation. Makes for greater focus and less distraction.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&quot;UPDATE post_list SET pl_post_type = &quot;&amp;[.F41]&amp;&quot; WHERE pl_id = &quot;&amp;[.A41]&amp;&quot;;&quot;" office:value-type="string" office:string-value="UPDATE post_list SET pl_post_type = 2 WHERE pl_id = 1008;">
            <text:p>UPDATE post_list SET pl_post_type = 2 WHERE pl_id = 1008;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YouTube – Keep track of time during Meditation</text:p>
          </table:table-cell>
          <table:table-cell office:value-type="string">
            <text:p>--</text:p>
          </table:table-cell>
          <table:table-cell office:value-type="string">
            <text:p>https://youtu.be/i1hmRsD80wM</text:p>
          </table:table-cell>
          <table:table-cell office:value-type="string">
            <text:p>How to count breaths during meditation using your finger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&quot;UPDATE post_list SET pl_post_type = &quot;&amp;[.F42]&amp;&quot; WHERE pl_id = &quot;&amp;[.A42]&amp;&quot;;&quot;" office:value-type="string" office:string-value="UPDATE post_list SET pl_post_type = 2 WHERE pl_id = 1002;">
            <text:p>UPDATE post_list SET pl_post_type = 2 WHERE pl_id = 1002;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YouTube – Les Triple Salutations de Gratitude</text:p>
          </table:table-cell>
          <table:table-cell office:value-type="string">
            <text:p>--</text:p>
          </table:table-cell>
          <table:table-cell office:value-type="string">
            <text:p>https://youtu.be/I_e1AWQ26lg</text:p>
          </table:table-cell>
          <table:table-cell office:value-type="string">
            <text:p>Les Triple Salutations de Gratitude - 5 minutes par jour pour une vie meilleure. La gratitude, la reconnaissance, est à la source d'une vie heureuse et épanouie. Apprenez à exercer votre gratitude.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&quot;UPDATE post_list SET pl_post_type = &quot;&amp;[.F43]&amp;&quot; WHERE pl_id = &quot;&amp;[.A43]&amp;&quot;;&quot;" office:value-type="string" office:string-value="UPDATE post_list SET pl_post_type = 2 WHERE pl_id = 1003;">
            <text:p>UPDATE post_list SET pl_post_type = 2 WHERE pl_id = 1003;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YouTube – Slow time</text:p>
          </table:table-cell>
          <table:table-cell office:value-type="string">
            <text:p>--</text:p>
          </table:table-cell>
          <table:table-cell office:value-type="string">
            <text:p>https://youtu.be/riMn11a3y64</text:p>
          </table:table-cell>
          <table:table-cell office:value-type="string">
            <text:p>Do you remember that it took you forever to go from being 8 years old to being 9 years old? At that age, time is slow. As adults, we need to slow time. But how do you do that?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&quot;UPDATE post_list SET pl_post_type = &quot;&amp;[.F44]&amp;&quot; WHERE pl_id = &quot;&amp;[.A44]&amp;&quot;;&quot;" office:value-type="string" office:string-value="UPDATE post_list SET pl_post_type = 2 WHERE pl_id = 1001;">
            <text:p>UPDATE post_list SET pl_post_type = 2 WHERE pl_id = 1001;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YouTube – The Five Tibetan Rites</text:p>
          </table:table-cell>
          <table:table-cell office:value-type="string">
            <text:p>--</text:p>
          </table:table-cell>
          <table:table-cell office:value-type="string">
            <text:p>https://youtu.be/Qi_UQfkr3RY</text:p>
          </table:table-cell>
          <table:table-cell office:value-type="string">
            <text:p>This simple routine is said to pre-date yoga. Nevertheless, these 5 simple moves will cultivate strength and flexibility with 5 to 15 minutes of practice a day.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&quot;UPDATE post_list SET pl_post_type = &quot;&amp;[.F45]&amp;&quot; WHERE pl_id = &quot;&amp;[.A45]&amp;&quot;;&quot;" office:value-type="string" office:string-value="UPDATE post_list SET pl_post_type = 2 WHERE pl_id = 1007;">
            <text:p>UPDATE post_list SET pl_post_type = 2 WHERE pl_id = 1007;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string">
            <text:p>YouTube – The Triple Bows of Gratitude </text:p>
          </table:table-cell>
          <table:table-cell office:value-type="string">
            <text:p>--</text:p>
          </table:table-cell>
          <table:table-cell office:value-type="string">
            <text:p>https://youtu.be/l0fDNgnBfZw</text:p>
          </table:table-cell>
          <table:table-cell office:value-type="string">
            <text:p>The Triple Bows of Gratitude - 5 minute routine for lifetime benefits. Being grateful is the key to happiness and serenity. 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formula="of:=&quot;UPDATE post_list SET pl_post_type = &quot;&amp;[.F46]&amp;&quot; WHERE pl_id = &quot;&amp;[.A46]&amp;&quot;;&quot;" office:value-type="string" office:string-value="UPDATE post_list SET pl_post_type = 2 WHERE pl_id = 1006;">
            <text:p>UPDATE post_list SET pl_post_type = 2 WHERE pl_id = 1006;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 office:value-type="string">
            <text:p>YouTube LBM Book Trailer</text:p>
          </table:table-cell>
          <table:table-cell office:value-type="string">
            <text:p>--</text:p>
          </table:table-cell>
          <table:table-cell office:value-type="string">
            <text:p>https://youtu.be/Oli3xUP_MWc</text:p>
          </table:table-cell>
          <table:table-cell office:value-type="string">
            <text:p>What if you cannot go to Tibet to meditate find peace? Get the answer in 90 seconds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table:formula="of:=&quot;UPDATE post_list SET pl_post_type = &quot;&amp;[.F47]&amp;&quot; WHERE pl_id = &quot;&amp;[.A47]&amp;&quot;;&quot;" office:value-type="string" office:string-value="UPDATE post_list SET pl_post_type = 4 WHERE pl_id = 1009;">
            <text:p>UPDATE post_list SET pl_post_type = 4 WHERE pl_id = 1009;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Sheet1.A1:Sheet1.G4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number:date-style style:name="N107">
      <number:day-of-week/>
      <number:text> </number:text>
      <number:month number:textual="true"/>
      <number:text> </number:text>
      <number:day number:style="long"/>
    </number:date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text> #</number:text>
      <number:number number:decimal-places="0" number:min-integer-digits="2"/>
    </number:number-style>
    <number:number-style style:name="N110">
      <number:number number:decimal-places="3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8" number:min-integer-digits="1"/>
    </number:number-style>
    <number:date-style style:name="N116">
      <number:month number:style="long"/>
      <number:day number:style="long"/>
      <number:text> </number:text>
      <number:day-of-week number:style="long"/>
      <number:text>, </number:text>
      <number:month number:style="long" number:textual="true"/>
      <number:text> </number:text>
      <number:day number:style="long"/>
    </number:date-style>
    <number:number-style style:name="N117">
      <number:number number:decimal-places="1" number:min-integer-digits="1"/>
    </number:number-style>
    <number:number-style style:name="N118">
      <number:number number:decimal-places="9" number:min-integer-digits="1"/>
    </number:number-style>
    <number:date-style style:name="N119">
      <number:day-of-week number:style="long"/>
      <number:text>,  </number:text>
      <number:month number:textual="true"/>
      <number:text> </number:text>
      <number:day number:style="long"/>
    </number:date-style>
    <number:date-style style:name="N120">
      <number:day-of-week number:style="long"/>
      <number:text>, </number:text>
    </number:date-style>
    <number:date-style style:name="N121">
      <number:day-of-week number:style="long"/>
    </number:date-style>
    <number:date-style style:name="N122">
      <number:day-of-week number:style="long"/>
      <number:text>, </number:text>
      <number:month number:style="long" number:textual="true"/>
      <number:text> </number:text>
      <number:day number:style="long"/>
    </number:date-style>
    <number:date-style style:name="N123">
      <number:day-of-week/>
    </number:date-style>
    <number:percentage-style style:name="N124">
      <number:number number:decimal-places="1" number:min-integer-digits="1"/>
      <number:text>%</number:text>
    </number:percentage-style>
    <number:date-style style:name="N125">
      <number:day-of-week/>
      <number:text>, </number:text>
      <number:month number:textual="true"/>
      <number:text> </number:text>
      <number:day/>
    </number:date-style>
    <number:date-style style:name="N126">
      <number:day-of-week number:style="long"/>
      <number:text>, </number:text>
      <number:month number:style="long" number:textual="true"/>
      <number:text> </number:text>
      <number:day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(</number:text>
      <number:number number:decimal-places="2" number:min-integer-digits="1" number:grouping="true"/>
      <number:text>)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">
      <number:text>#</number:text>
      <number:number number:decimal-places="0" number:min-integer-digits="4"/>
    </number:number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1">
      <number:number number:decimal-places="0" number:min-integer-digits="0"/>
      <number:text> min</number:text>
    </number:number-style>
    <number:number-style style:name="N142">
      <number:number number:decimal-places="0" number:min-integer-digits="0"/>
      <number:text> hours</number:text>
    </number:number-style>
    <number:time-style style:name="N143">
      <number:hours/>
      <number:text> h </number:text>
      <number:minutes number:style="long"/>
      <number:text> min</number:text>
    </number:time-style>
    <number:date-style style:name="N144">
      <number:month number:style="long" number:textual="true"/>
      <number:text> Rent</number:text>
    </number:date-style>
    <number:number-style style:name="N145P0" style:volatile="true">
      <number:text>Yes</number:text>
    </number:number-style>
    <number:number-style style:name="N145P1" style:volatile="true">
      <number:text>Yes</number:text>
    </number:number-style>
    <number:number-style style:name="N145">
      <number:text>No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text>True</number:text>
    </number:number-style>
    <number:number-style style:name="N146P1" style:volatile="true">
      <number:text>True</number:text>
    </number:number-style>
    <number:number-style style:name="N146">
      <number:text>False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number:text>On</number:text>
    </number:number-style>
    <number:number-style style:name="N147P1" style:volatile="true">
      <number:text>On</number:text>
    </number:number-style>
    <number:number-style style:name="N147">
      <number:text>Off</number:text>
      <style:map style:condition="value()&gt;0" style:apply-style-name="N147P0"/>
      <style:map style:condition="value()&lt;0" style:apply-style-name="N147P1"/>
    </number:number-style>
    <number:currency-style style:name="N14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date-style style:name="N149">
      <number:day number:style="long"/>
      <number:text>-</number:text>
      <number:month number:textual="true"/>
      <number:text>-</number:text>
      <number:year/>
    </number:date-style>
    <number:date-style style:name="N150">
      <number:day-of-week number:style="long"/>
      <number:text>-</number:text>
      <number:month number:textual="true"/>
      <number:text>-</number:text>
      <number:day number:style="long"/>
      <number:text>-</number:text>
      <number:year/>
    </number:date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52">
      <number:day-of-week/>
      <number:text>-</number:text>
      <number:month number:textual="true"/>
      <number:text>-</number:text>
      <number:day number:style="long"/>
      <number:text>-</number:text>
      <number:year/>
    </number:date-style>
    <number:percentage-style style:name="N153">
      <number:number number:decimal-places="3" number:min-integer-digits="1"/>
      <number:text>%</number:text>
    </number:percentage-style>
    <number:number-style style:name="N154">
      <number:text>$</number:text>
      <number:number number:decimal-places="0" number:min-integer-digits="1" number:grouping="true"/>
    </number:number-style>
    <number:number-style style:name="N155">
      <number:number number:decimal-places="0" number:min-integer-digits="0">
        <number:embedded-text number:position="12"> - </number:embedded-text>
        <number:embedded-text number:position="8"> - </number:embedded-text>
        <number:embedded-text number:position="4"> - </number:embedded-text>
      </number:number>
    </number:number-style>
    <number:number-style style:name="N156">
      <number:text>$</number:text>
      <number:number number:decimal-places="2" number:min-integer-digits="1" number:grouping="true"/>
    </number:number-style>
    <number:number-style style:name="N157">
      <number:text>1-(8</number:text>
      <number:number number:decimal-places="0" number:min-integer-digits="2">
        <number:embedded-text number:position="7">)-</number:embedded-text>
        <number:embedded-text number:position="4">-</number:embedded-text>
      </number:number>
    </number:number-style>
    <number:number-style style:name="N158P0" style:volatile="true">
      <style:text-properties fo:color="#00ff00"/>
      <number:number number:decimal-places="2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number number:decimal-places="2" number:min-integer-digits="1" number:grouping="true"/>
      <number:text> </number:text>
    </number:number-style>
    <number:number-style style:name="N159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">
      <style:text-properties fo:color="#ff0000"/>
      <number:number number: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 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style:map style:condition="value()&gt;=0" style:apply-style-name="N161P0"/>
    </number:number-style>
    <number:number-style style:name="N162P0" style:volatile="true">
      <style:text-properties fo:color="#00ff00"/>
      <number:number number:decimal-places="2" number:min-integer-digits="1" number:grouping="true"/>
      <number:text> </number:text>
    </number:number-style>
    <number:number-style style:name="N162">
      <style:text-properties fo:color="#ff0000"/>
      <number:text>-</number:text>
      <number:number number:decimal-places="2" number:min-integer-digits="1" number:grouping="true"/>
      <style:map style:condition="value()&gt;=0" style:apply-style-name="N162P0"/>
    </number:number-style>
    <number:number-style style:name="N163P0" style:volatile="true">
      <number:text>$</number:text>
      <number:number number:decimal-places="1" number:min-integer-digits="1" number:grouping="true"/>
      <number:text> </number:text>
    </number:number-style>
    <number:number-style style:name="N163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163P0"/>
    </number:number-style>
    <number:number-style style:name="N164">
      <number:text>$</number:text>
      <number:number number:decimal-places="3" number:min-integer-digits="1" number:grouping="true"/>
    </number:number-style>
    <number:date-style style:name="N165">
      <number:day-of-week/>
      <number:text>-</number:text>
      <number:day/>
      <number:text>-</number:text>
      <number:month number:textual="true"/>
    </number:date-style>
    <number:number-style style:name="N166P0" style:volatile="true">
      <number:text> $</number:text>
      <number:number number:decimal-places="1" number:min-integer-digits="1" number:grouping="true"/>
      <number:text> </number:text>
    </number:number-style>
    <number:number-style style:name="N166P1" style:volatile="true">
      <number:text> $(</number:text>
      <number:number number:decimal-places="1" number:min-integer-digits="1" number:grouping="true"/>
      <number:text>)</number:text>
    </number:number-style>
    <number:number-style style:name="N166P2" style:volatile="true">
      <number:text> $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date-style style:name="N167">
      <number:month number:textual="true"/>
      <number:text>-</number:text>
      <number:year number:style="long"/>
    </number:date-style>
    <number:date-style style:name="N168">
      <number:day-of-week number:style="long"/>
      <number:text> </number:text>
      <number:month number:textual="true"/>
      <number:text> </number:text>
      <number:day/>
    </number:date-style>
    <number:percentage-style style:name="N169">
      <number:number number:decimal-places="4" number:min-integer-digits="1"/>
      <number:text>%</number:text>
    </number:percentage-style>
    <number:percentage-style style:name="N170">
      <number:number number:decimal-places="5" number:min-integer-digits="1"/>
      <number:text>%</number:text>
    </number:percentage-style>
    <number:percentage-style style:name="N171">
      <number:number number:decimal-places="6" number:min-integer-digits="1"/>
      <number:text>%</number:text>
    </number:percentage-style>
    <number:percentage-style style:name="N172">
      <number:number number:decimal-places="7" number:min-integer-digits="1"/>
      <number:text>%</number:text>
    </number:percentage-style>
    <number:percentage-style style:name="N173">
      <number:number number:decimal-places="8" number:min-integer-digits="1"/>
      <number:text>%</number:text>
    </number:percentage-style>
    <number:number-style style:name="N174P0" style:volatile="true">
      <number:text>$</number:text>
      <number:number number:decimal-places="5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5" number:min-integer-digits="1" number:grouping="true"/>
      <number:text>)</number:text>
      <style:map style:condition="value()&gt;=0" style:apply-style-name="N174P0"/>
    </number:number-style>
    <number:number-style style:name="N175P0" style:volatile="true">
      <number:number number:decimal-places="0" number:min-integer-digits="1" number:grouping="true"/>
      <number:text> F</number:text>
    </number:number-style>
    <number:number-style style:name="N175">
      <number:text>-</number:text>
      <number:number number:decimal-places="0" number:min-integer-digits="1" number:grouping="true"/>
      <number:text> F</number:text>
      <style:map style:condition="value()&gt;=0" style:apply-style-name="N175P0"/>
    </number:number-style>
    <number:number-style style:name="N176P0" style:volatile="true">
      <number:number number:decimal-places="0" number:min-integer-digits="1" number:grouping="true"/>
      <number:text> F</number:text>
    </number:number-style>
    <number:number-style style:name="N176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  <number:text> F</number:text>
    </number:number-style>
    <number:number-style style:name="N177">
      <number:text>-</number:text>
      <number:number number:decimal-places="2" number:min-integer-digits="1" number:grouping="true"/>
      <number:text> F</number:text>
      <style:map style:condition="value()&gt;=0" style:apply-style-name="N177P0"/>
    </number:number-style>
    <number:number-style style:name="N178P0" style:volatile="true">
      <number:number number:decimal-places="2" number:min-integer-digits="1" number:grouping="true"/>
      <number:text> F</number:text>
    </number:number-style>
    <number:number-style style:name="N178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F </number:text>
    </number:number-style>
    <number:number-style style:name="N179P1" style:volatile="true">
      <number:text>-</number:text>
      <number:number number:decimal-places="0" number:min-integer-digits="1" number:grouping="true"/>
      <number:text> F </number:text>
    </number:number-style>
    <number:number-style style:name="N179P2" style:volatile="true">
      <number:text> - F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number number:decimal-places="0" number:min-integer-digits="1" number:grouping="true"/>
      <number:text>    </number:text>
    </number:number-style>
    <number:number-style style:name="N180P1" style:volatile="true">
      <number:text>-</number:text>
      <number:number number:decimal-places="0" number:min-integer-digits="1" number:grouping="true"/>
      <number:text>    </number:text>
    </number:number-style>
    <number:number-style style:name="N180P2" style:volatile="true">
      <number:text> - 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2" number:min-integer-digits="1" number:grouping="true"/>
      <number:text> F </number:text>
    </number:number-style>
    <number:number-style style:name="N181P1" style:volatile="true">
      <number:text>-</number:text>
      <number:number number:decimal-places="2" number:min-integer-digits="1" number:grouping="true"/>
      <number:text> F </number:text>
    </number:number-style>
    <number:number-style style:name="N181P2" style:volatile="true">
      <number:text> -</number:text>
      <number:number number:decimal-places="0" number:min-integer-digits="0"/>
      <number:text> F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number number:decimal-places="2" number:min-integer-digits="1" number:grouping="true"/>
      <number:text>    </number:text>
    </number:number-style>
    <number:number-style style:name="N182P1" style:volatile="true">
      <number:text>-</number:text>
      <number:number number:decimal-places="2" number:min-integer-digits="1" number:grouping="true"/>
      <number:text>    </number:text>
    </number:number-style>
    <number:number-style style:name="N182P2" style:volatile="true">
      <number:text> -</number:text>
      <number:number number:decimal-places="0" number:min-integer-digits="0"/>
      <number:text>   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">
      <number:number number:decimal-places="10" number:min-integer-digits="1"/>
    </number:number-style>
    <number:number-style style:name="N184">
      <number:number number:decimal-places="11" number:min-integer-digits="1"/>
    </number:number-style>
    <number:number-style style:name="N185">
      <number:number number:decimal-places="12" number:min-integer-digits="1"/>
    </number:number-style>
    <number:number-style style:name="N186">
      <number:number number:decimal-places="13" number:min-integer-digits="1"/>
    </number:number-style>
    <number:number-style style:name="N187">
      <number:number number:decimal-places="14" number:min-integer-digits="1"/>
    </number:number-style>
    <number:number-style style:name="N188">
      <number:number number:decimal-places="15" number:min-integer-digits="1"/>
    </number:number-style>
    <number:date-style style:name="N189">
      <number:month number:style="long" number:textual="true"/>
      <number:text> </number:text>
      <number:year number:style="long"/>
    </number:date-style>
    <number:currency-style style:name="N19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9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90P0"/>
    </number:currency-style>
    <number:date-style style:name="N191P0" style:volatile="true">
      <number:day/>
      <number:text>-</number:text>
      <number:month number:textual="true"/>
    </number:date-style>
    <number:text-style style:name="N191">
      <number:text-content/>
      <style:map style:condition="value()&gt;=0" style:apply-style-name="N191P0"/>
    </number:text-style>
    <number:number-style style:name="N192">
      <number:number number:decimal-places="1" number:min-integer-digits="1" number:grouping="true"/>
    </number:number-style>
    <number:number-style style:name="N193P0" style:volatile="true">
      <number:number number:decimal-places="2" number:min-integer-digits="1" number:grouping="true"/>
      <number:text> </number:text>
    </number:number-style>
    <number:number-style style:name="N193">
      <number:text>-</number:text>
      <number:number number:decimal-places="2" number:min-integer-digits="1" number:grouping="true"/>
      <style:map style:condition="value()&gt;=0" style:apply-style-name="N193P0"/>
    </number:number-style>
    <number:date-style style:name="N194">
      <number:month number:textual="true"/>
      <number:text>-</number:text>
      <number:day number:style="long"/>
      <number:text>-</number:text>
      <number:year/>
    </number:date-style>
    <number:date-style style:name="N195">
      <number:month number:textual="true"/>
      <number:text>-</number:text>
      <number:day number:style="long"/>
      <number:text>-</number:text>
      <number:year number:style="long"/>
    </number:date-style>
    <number:number-style style:name="N196">
      <number:number number:decimal-places="16" number:min-integer-digits="1"/>
    </number:number-style>
    <number:number-style style:name="N197">
      <number:number number:decimal-places="17" number:min-integer-digits="1"/>
    </number:number-style>
    <number:number-style style:name="N198">
      <number:number number:decimal-places="18" number:min-integer-digits="1"/>
    </number:number-style>
    <number:number-style style:name="N199P0" style:volatile="true">
      <number:number number:decimal-places="1" number:min-integer-digits="1" number:grouping="true"/>
      <number:text> </number:text>
    </number:number-style>
    <number:number-style style:name="N199P1" style:volatile="true">
      <number:text> (</number:text>
      <number:number number:decimal-places="1" number:min-integer-digits="1" number:grouping="true"/>
      <number:text>)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number:number number:decimal-places="0" number:min-integer-digits="1" number:grouping="true"/>
      <number:text> </number:text>
    </number:number-style>
    <number:number-style style:name="N200P1" style:volatile="true">
      <number:text> (</number:text>
      <number:number number:decimal-places="0" number:min-integer-digits="1" number:grouping="true"/>
      <number:text>)</number:text>
    </number:number-style>
    <number:number-style style:name="N200P2" style:volatile="true">
      <number:text> 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number:number number:decimal-places="3" number:min-integer-digits="1" number:grouping="true"/>
      <number:text> </number:text>
    </number:number-style>
    <number:number-style style:name="N201P1" style:volatile="true">
      <number:text> (</number:text>
      <number:number number:decimal-places="3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number number:decimal-places="4" number:min-integer-digits="1" number:grouping="true"/>
      <number:text> </number:text>
    </number:number-style>
    <number:number-style style:name="N202P1" style:volatile="true">
      <number:text> (</number:text>
      <number:number number:decimal-places="4" number:min-integer-digits="1" number:grouping="true"/>
      <number:text>)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3P0" style:volatile="true">
      <number:number number:decimal-places="5" number:min-integer-digits="1" number:grouping="true"/>
      <number:text> </number:text>
    </number:number-style>
    <number:number-style style:name="N203P1" style:volatile="true">
      <number:text> (</number:text>
      <number:number number:decimal-places="5" number:min-integer-digits="1" number:grouping="true"/>
      <number:text>)</number:text>
    </number:number-style>
    <number:number-style style:name="N203P2" style:volatile="true">
      <number:text> -</number:text>
      <number:number number: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number:number number:decimal-places="6" number:min-integer-digits="1" number:grouping="true"/>
      <number:text> </number:text>
    </number:number-style>
    <number:number-style style:name="N204P1" style:volatile="true">
      <number:text> (</number:text>
      <number:number number:decimal-places="6" number:min-integer-digits="1" number:grouping="true"/>
      <number:text>)</number:text>
    </number:number-style>
    <number:number-style style:name="N204P2" style:volatile="true">
      <number:text> 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P0" style:volatile="true">
      <number:text> $</number:text>
      <number:number number:decimal-places="3" number:min-integer-digits="1" number:grouping="true"/>
      <number:text> </number:text>
    </number:number-style>
    <number:number-style style:name="N205P1" style:volatile="true">
      <number:text> $(</number:text>
      <number:number number:decimal-places="3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P0" style:volatile="true">
      <number:number number:decimal-places="1" number:min-integer-digits="1" number:grouping="true"/>
    </number:number-style>
    <number:number-style style:name="N206">
      <style:text-properties fo:color="#ff0000"/>
      <number:text>-</number:text>
      <number:number number:decimal-places="1" number:min-integer-digits="1" number:grouping="true"/>
      <style:map style:condition="value()&gt;=0" style:apply-style-name="N206P0"/>
    </number:number-style>
    <number:number-style style:name="N207P0" style:volatile="true">
      <number:number number:decimal-places="0" number:min-integer-digits="1" number:grouping="true"/>
    </number:number-style>
    <number:number-style style:name="N207">
      <style:text-properties fo:color="#ff0000"/>
      <number:text>-</number:text>
      <number:number number:decimal-places="0" number:min-integer-digits="1" number:grouping="true"/>
      <style:map style:condition="value()&gt;=0" style:apply-style-name="N207P0"/>
    </number:number-style>
    <number:date-style style:name="N208">
      <number:day-of-week number:style="long"/>
      <number:text>, </number:text>
      <number:month number:style="long" number:textual="true"/>
      <number:text> </number:text>
      <number:day number:style="long"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2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09P0"/>
    </number:currency-style>
    <number:currency-style style:name="N2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0P0"/>
    </number:currency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5P0" style:volatile="true" number:language="en" number:country="US">
      <number:number number:decimal-places="0" number:min-integer-digits="1" number:grouping="true"/>
      <number:text> </number:text>
    </number:number-style>
    <number:number-style style:name="N8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2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2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8P0"/>
    </number:number-style>
    <number:currency-style style:name="N8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29P0"/>
    </number:currency-style>
    <number:currency-style style:name="N8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1P0"/>
    </number:currency-style>
    <number:currency-style style:name="N8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2P0"/>
    </number:currency-style>
    <number:number-style style:name="N8133" number:language="en" number:country="US">
      <number:number number:decimal-places="1" number:min-integer-digits="1"/>
    </number:number-style>
    <number:number-style style:name="N8134" number:language="en" number:country="US">
      <number:number number:decimal-places="3" number:min-integer-digits="1"/>
    </number:number-style>
    <number:number-style style:name="N8135" number:language="en" number:country="US">
      <number:number number:decimal-places="4" number:min-integer-digits="1"/>
    </number:number-style>
    <number:number-style style:name="N8136" number:language="en" number:country="US">
      <number:number number:decimal-places="5" number:min-integer-digits="1"/>
    </number:number-style>
    <number:date-style style:name="N8137" number:language="en" number:country="US">
      <number:month number:style="long" number:textual="true"/>
      <number:text>  </number:text>
      <number:year number:style="long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5">05/02/2021</text:date>, <text:time>19:5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Brisset</meta:initial-creator>
    <meta:creation-date>2021-02-05T18:49:16.10</meta:creation-date>
    <dc:date>2021-02-05T19:55:08.45</dc:date>
    <dc:creator>Georges Brisset</dc:creator>
    <meta:editing-duration>PT1H5M50S</meta:editing-duration>
    <meta:editing-cycles>5</meta:editing-cycles>
    <meta:generator>OpenOffice/4.1.7$Win32 OpenOffice.org_project/417m1$Build-9800</meta:generator>
    <meta:document-statistic meta:table-count="3" meta:cell-count="341" meta:object-count="0"/>
  </office:meta>
</office:document-meta>
</file>